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3000000892ACA68E0AC1ACD9D.png" manifest:media-type="image/png"/>
  <manifest:file-entry manifest:full-path="Pictures/100041D100002858000010200FC4E98F028F669F.svg" manifest:media-type="image/svg+xml"/>
  <manifest:file-entry manifest:full-path="Pictures/10000201000001860000009C2097C46D40B27CAD.png" manifest:media-type="image/png"/>
  <manifest:file-entry manifest:full-path="Pictures/1000ABA9000066D600000E2A01731523D54EB2AC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Noto Serif KR Black" svg:font-family="'Noto Serif KR Black'" style:font-family-generic="roman" style:font-pitch="variable"/>
    <style:font-face style:name="Noto Serif KR Black1" svg:font-family="'Noto Serif KR Black'" style:font-adornments="Black" style:font-family-generic="roman" style:font-pitch="variable"/>
    <style:font-face style:name="Noto Serif KR Medium" svg:font-family="'Noto Serif KR Medium'" style:font-family-generic="roman" style:font-pitch="variable"/>
    <style:font-face style:name="맑은 고딕1" svg:font-family="'맑은 고딕'" style:font-family-generic="roman" style:font-pitch="variable"/>
    <style:font-face style:name="바탕" svg:font-family="바탕" style:font-family-generic="roman" style:font-pitch="variable"/>
    <style:font-face style:name="Noto Sans KR Black" svg:font-family="'Noto Sans KR Black'" style:font-family-generic="swiss" style:font-pitch="variable"/>
    <style:font-face style:name="Noto Sans KR Black1" svg:font-family="'Noto Sans KR Black'" style:font-adornments="Black" style:font-family-generic="swiss" style:font-pitch="variable"/>
    <style:font-face style:name="Noto Sans KR Medium" svg:font-family="'Noto Sans KR Medium'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Noto Sans KR1" svg:font-family="'Noto Sans KR'" style:font-family-generic="system" style:font-pitch="variable"/>
    <style:font-face style:name="Tahoma" svg:font-family="Tahoma" style:font-family-generic="system" style:font-pitch="variable"/>
    <style:font-face style:name="맑은 고딕2" svg:font-family="'맑은 고딕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cbf49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4.027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6cm" fo:min-width="11.965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71cm" fo:min-width="11.965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style:font-name="Noto Serif KR Black1" fo:font-size="26.5pt" fo:font-weight="bold" style:font-name-asian="Noto Serif KR Black1" style:font-size-asian="26.5pt" style:font-weight-asian="bold" style:font-size-complex="26.5pt" style:font-weight-complex="bold"/>
    </style:style>
    <style:style style:name="P3" style:family="paragraph">
      <style:paragraph-properties fo:text-align="end"/>
      <style:text-properties style:font-name="Noto Serif KR" style:font-name-asian="Noto Serif KR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Noto Serif KR" fo:font-size="66pt" fo:font-weight="bold" style:font-name-asian="Noto Serif KR" style:font-size-asian="66pt" style:font-weight-asian="bold" style:font-size-complex="6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Noto Sans KR Black1" fo:font-size="26.5pt" style:text-underline-style="solid" style:text-underline-width="auto" style:text-underline-color="font-color" fo:font-weight="bold" fo:background-color="#800080" style:font-name-asian="Noto Sans KR Black1" style:font-size-asian="26.5pt" style:font-weight-asian="bold" style:font-size-complex="26.5pt" style:font-weight-complex="bold"/>
    </style:style>
    <style:style style:name="P7" style:family="paragraph">
      <style:paragraph-properties fo:text-align="end"/>
      <style:text-properties style:font-name="Noto Sans KR Medium" style:font-name-asian="Noto Sans KR Medium"/>
    </style:style>
    <style:style style:name="P8" style:family="paragraph">
      <loext:graphic-properties draw:fill="none" draw:fill-color="#ffffff"/>
      <style:paragraph-properties fo:text-align="end" style:writing-mode="lr-tb"/>
      <style:text-properties style:font-name="Noto Sans KR Medium" fo:font-size="66pt" style:text-underline-style="none" fo:font-weight="bold" style:font-name-asian="Noto Sans KR Medium" style:font-size-asian="66pt" style:font-weight-asian="bold" style:font-size-complex="66pt" style:font-weight-complex="bold"/>
    </style:style>
    <style:style style:name="T1" style:family="text">
      <style:text-properties style:font-name="Noto Serif KR Black1" fo:font-size="26.5pt" fo:font-weight="bold" style:font-name-asian="Noto Serif KR Black1" style:font-size-asian="26.5pt" style:font-weight-asian="bold" style:font-size-complex="26.5pt" style:font-weight-complex="bold"/>
    </style:style>
    <style:style style:name="T2" style:family="text">
      <style:text-properties style:font-name="Noto Serif KR" fo:font-size="66pt" fo:font-weight="bold" style:font-name-asian="Noto Serif KR" style:font-size-asian="66pt" style:font-weight-asian="bold" style:font-size-complex="66pt" style:font-weight-complex="bold"/>
    </style:style>
    <style:style style:name="T3" style:family="text">
      <style:text-properties style:font-name="Noto Sans KR Black1" fo:font-size="28pt" fo:font-weight="bold" style:font-name-asian="Noto Sans KR Black1" style:font-size-asian="28pt" style:font-weight-asian="bold" style:font-size-complex="28pt" style:font-weight-complex="bold"/>
    </style:style>
    <style:style style:name="T4" style:family="text">
      <style:text-properties style:font-name="Noto Sans KR Medium" fo:font-size="66pt" style:text-underline-style="none" fo:font-weight="bold" style:font-name-asian="Noto Sans KR Medium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2" draw:layer="layout" svg:width="5.25cm" svg:height="4.277cm" svg:x="9.25cm" svg:y="-0.377cm">
          <draw:text-box>
            <text:p text:style-name="P1"><text:span text:style-name="T1">과학 계산</text:span></text:p>
            <text:p text:style-name="P1"><text:span text:style-name="T1">라이브러리</text:span></text:p>
          </draw:text-box>
        </draw:frame>
        <draw:frame draw:style-name="gr2" draw:text-style-name="P4" draw:layer="layout" svg:width="12.465cm" svg:height="3.596cm" svg:x="14.397cm" svg:y="0.52cm">
          <draw:text-box>
            <text:p text:style-name="P3"><text:span text:style-name="T2">사용 설명서</text:span></text:p>
          </draw:text-box>
        </draw:frame>
        <draw:frame draw:style-name="gr3" draw:text-style-name="P5" draw:layer="layout" svg:width="8.98cm" svg:height="3.6cm" svg:x="0cm" svg:y="0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860000009C2097C46D40B27CAD.png" xlink:type="simple" xlink:show="embed" xlink:actuate="onLoad" draw:mime-type="image/png"/>
        </draw:frame>
      </draw:page>
      <draw:page draw:name="page2" draw:style-name="dp2" draw:master-page-name="기본값">
        <draw:frame draw:style-name="gr1" draw:text-style-name="P6" draw:layer="layout" svg:width="5.25cm" svg:height="4.277cm" svg:x="9.25cm" svg:y="-0.377cm">
          <draw:text-box>
            <text:p text:style-name="P1"><text:span text:style-name="T3">과학 계산</text:span></text:p>
            <text:p text:style-name="P1"><text:span text:style-name="T3">라이브러리</text:span></text:p>
          </draw:text-box>
        </draw:frame>
        <draw:frame draw:style-name="gr4" draw:text-style-name="P8" draw:layer="layout" svg:width="12.465cm" svg:height="3.621cm" svg:x="14.397cm" svg:y="0.52cm">
          <draw:text-box>
            <text:p text:style-name="P7"><text:span text:style-name="T4">사용 설명서</text:span></text:p>
          </draw:text-box>
        </draw:frame>
        <draw:frame draw:style-name="gr3" draw:text-style-name="P5" draw:layer="layout" svg:width="8.98cm" svg:height="3.6cm" svg:x="0cm" svg:y="0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860000009C2097C46D40B27CAD.png" xlink:type="simple" xlink:show="embed" xlink:actuate="onLoad" draw:mime-type="image/png"/>
        </draw:frame>
      </draw:page>
      <draw:page draw:name="page3" draw:style-name="dp1" draw:master-page-name="기본값">
        <draw:frame draw:style-name="gr3" draw:text-style-name="P5" draw:layer="layout" svg:width="19.965cm" svg:height="2.75cm" svg:x="3.535cm" svg:y="0.5cm">
          <draw:image xlink:href="Pictures/1000ABA9000066D600000E2A01731523D54EB2AC.svg" xlink:type="simple" xlink:show="embed" xlink:actuate="onLoad" draw:mime-type="image/svg+xml">
            <text:p/>
          </draw:image>
          <draw:image xlink:href="Pictures/10000201000003E3000000892ACA68E0AC1ACD9D.png" xlink:type="simple" xlink:show="embed" xlink:actuate="onLoad" draw:mime-type="image/png"/>
        </draw:frame>
      </draw:page>
      <draw:page draw:name="page4" draw:style-name="dp1" draw:master-page-name="기본값">
        <draw:frame draw:style-name="gr1" draw:text-style-name="P2" draw:layer="layout" svg:width="5.25cm" svg:height="4.277cm" svg:x="9.25cm" svg:y="-0.377cm">
          <draw:text-box>
            <text:p text:style-name="P1"><text:span text:style-name="T1">과학 계산</text:span></text:p>
            <text:p text:style-name="P1"><text:span text:style-name="T1">라이브러리</text:span></text:p>
          </draw:text-box>
        </draw:frame>
        <draw:frame draw:style-name="gr2" draw:text-style-name="P4" draw:layer="layout" svg:width="12.465cm" svg:height="3.596cm" svg:x="14.397cm" svg:y="0.52cm">
          <draw:text-box>
            <text:p text:style-name="P3"><text:span text:style-name="T2">사용 설명서</text:span></text:p>
          </draw:text-box>
        </draw:frame>
        <draw:frame draw:style-name="gr3" draw:text-style-name="P5" draw:layer="layout" svg:width="8.98cm" svg:height="3.6cm" svg:x="0cm" svg:y="0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860000009C2097C46D40B27CA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Noto Serif KR Black" svg:font-family="'Noto Serif KR Black'" style:font-family-generic="roman" style:font-pitch="variable"/>
    <style:font-face style:name="Noto Serif KR Black1" svg:font-family="'Noto Serif KR Black'" style:font-adornments="Black" style:font-family-generic="roman" style:font-pitch="variable"/>
    <style:font-face style:name="Noto Serif KR Medium" svg:font-family="'Noto Serif KR Medium'" style:font-family-generic="roman" style:font-pitch="variable"/>
    <style:font-face style:name="맑은 고딕1" svg:font-family="'맑은 고딕'" style:font-family-generic="roman" style:font-pitch="variable"/>
    <style:font-face style:name="바탕" svg:font-family="바탕" style:font-family-generic="roman" style:font-pitch="variable"/>
    <style:font-face style:name="Noto Sans KR Black" svg:font-family="'Noto Sans KR Black'" style:font-family-generic="swiss" style:font-pitch="variable"/>
    <style:font-face style:name="Noto Sans KR Black1" svg:font-family="'Noto Sans KR Black'" style:font-adornments="Black" style:font-family-generic="swiss" style:font-pitch="variable"/>
    <style:font-face style:name="Noto Sans KR Medium" svg:font-family="'Noto Sans KR Medium'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Noto Sans KR1" svg:font-family="'Noto Sans KR'" style:font-family-generic="system" style:font-pitch="variable"/>
    <style:font-face style:name="Tahoma" svg:font-family="Tahoma" style:font-family-generic="system" style:font-pitch="variable"/>
    <style:font-face style:name="맑은 고딕2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1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3cm" fo:page-height="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5T17:01:43.706000000</meta:creation-date>
    <dc:date>2022-01-06T00:38:30.065000000</dc:date>
    <meta:editing-duration>PT4H13M26S</meta:editing-duration>
    <meta:editing-cycles>9</meta:editing-cycles>
    <meta:generator>LibreOffice/7.1.4.2$Windows_X86_64 LibreOffice_project/a529a4fab45b75fefc5b6226684193eb000654f6</meta:generator>
    <meta:document-statistic meta:object-count="10"/>
  </office:meta>
</office:document-meta>
</file>